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e00"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ext-properties fo:color="#0000ff" fo:font-weight="bold" style:font-weight-asian="bold" style:font-weight-complex="bold"/>
    </style:style>
    <style:style style:name="ce7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ext-properties fo:color="#0000ff" style:font-name="Liberation Sans" fo:font-weight="bold" style:font-name-asian="DejaVu Sans" style:font-weight-asian="bold" style:font-name-complex="DejaVu Sans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/>
          <table:table-cell office:value-type="string">
            <text:p>m</text:p>
          </table:table-cell>
          <table:table-cell table:number-columns-repeated="3"/>
          <table:table-cell office:value-type="string">
            <text:p>r_orig</text:p>
          </table:table-cell>
          <table:table-cell table:number-columns-repeated="3"/>
          <table:table-cell office:value-type="string">
            <text:p>r_red</text:p>
          </table:table-cell>
          <table:table-cell table:number-columns-repeated="3"/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CH3</text:p>
          </table:table-cell>
          <table:table-cell table:style-name="ce1" office:value-type="float" office:value="15.0348">
            <text:p>15.0348</text:p>
          </table:table-cell>
          <table:table-cell table:style-name="ce3" table:formula="of:= [.B2]" office:value-type="float" office:value="15.0348">
            <text:p>15.0348</text:p>
          </table:table-cell>
          <table:table-cell table:style-name="ce3" table:formula="of:= [.C2]" office:value-type="float" office:value="15.0348">
            <text:p>15.0348</text:p>
          </table:table-cell>
          <table:table-cell/>
          <table:table-cell table:style-name="ce1" office:value-type="float" office:value="-1.4246">
            <text:p>-1.42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table:formula="of:= [.F2] / 0.5291772" office:value-type="float" office:value="-2.69210389260913">
            <text:p>-2.69210389260913</text:p>
          </table:table-cell>
          <table:table-cell table:style-name="ce3" table:formula="of:= [.G2] / 0.5291772" office:value-type="float" office:value="0">
            <text:p>0</text:p>
          </table:table-cell>
          <table:table-cell table:style-name="ce3" table:formula="of:= [.H2] / 0.5291772" office:value-type="float" office:value="0">
            <text:p>0</text:p>
          </table:table-cell>
          <table:table-cell/>
          <table:table-cell table:formula="of:= [.B2]*[.J2]" office:value-type="float" office:value="-40.4752436045998">
            <text:p>-40.4752436045998</text:p>
          </table:table-cell>
          <table:table-cell table:formula="of:= [.C2]*[.K2]" office:value-type="float" office:value="0">
            <text:p>0</text:p>
          </table:table-cell>
          <table:table-cell table:formula="of:= [.D2]*[.L2]" office:value-type="float" office:value="0">
            <text:p>0</text:p>
          </table:table-cell>
        </table:table-row>
        <table:table-row table:style-name="ro1">
          <table:table-cell office:value-type="string">
            <text:p>O</text:p>
          </table:table-cell>
          <table:table-cell table:style-name="ce1" office:value-type="float" office:value="15.9994">
            <text:p>15.9994</text:p>
          </table:table-cell>
          <table:table-cell table:style-name="ce3" table:formula="of:= [.B3]" office:value-type="float" office:value="15.9994">
            <text:p>15.9994</text:p>
          </table:table-cell>
          <table:table-cell table:style-name="ce3" table:formula="of:= [.C3]" office:value-type="float" office:value="15.9994">
            <text:p>15.9994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table:formula="of:= [.F3] / 0.5291772" office:value-type="float" office:value="0">
            <text:p>0</text:p>
          </table:table-cell>
          <table:table-cell table:style-name="ce3" table:formula="of:= [.G3] / 0.5291772" office:value-type="float" office:value="0">
            <text:p>0</text:p>
          </table:table-cell>
          <table:table-cell table:style-name="ce3" table:formula="of:= [.H3] / 0.5291772" office:value-type="float" office:value="0">
            <text:p>0</text:p>
          </table:table-cell>
          <table:table-cell/>
          <table:table-cell table:formula="of:= [.B3]*[.J3]" office:value-type="float" office:value="0">
            <text:p>0</text:p>
          </table:table-cell>
          <table:table-cell table:formula="of:= [.C3]*[.K3]" office:value-type="float" office:value="0">
            <text:p>0</text:p>
          </table:table-cell>
          <table:table-cell table:formula="of:= [.D3]*[.L3]" office:value-type="float" office:value="0">
            <text:p>0</text:p>
          </table:table-cell>
        </table:table-row>
        <table:table-row table:style-name="ro1">
          <table:table-cell office:value-type="string">
            <text:p>H</text:p>
          </table:table-cell>
          <table:table-cell table:style-name="ce1" office:value-type="float" office:value="1.0079">
            <text:p>1.0079</text:p>
          </table:table-cell>
          <table:table-cell table:style-name="ce3" table:formula="of:= [.B4]" office:value-type="float" office:value="1.0079">
            <text:p>1.0079</text:p>
          </table:table-cell>
          <table:table-cell table:style-name="ce3" table:formula="of:= [.C4]" office:value-type="float" office:value="1.0079">
            <text:p>1.0079</text:p>
          </table:table-cell>
          <table:table-cell/>
          <table:table-cell table:style-name="ce1" office:value-type="float" office:value="0.30035">
            <text:p>0.30035</text:p>
          </table:table-cell>
          <table:table-cell table:style-name="ce1" office:value-type="float" office:value="0.8961">
            <text:p>0.8961</text:p>
          </table:table-cell>
          <table:table-cell table:style-name="ce1" office:value-type="float" office:value="0">
            <text:p>0</text:p>
          </table:table-cell>
          <table:table-cell/>
          <table:table-cell table:style-name="ce3" table:formula="of:= [.F4] / 0.5291772" office:value-type="float" office:value="0.567579253225574">
            <text:p>0.567579253225574</text:p>
          </table:table-cell>
          <table:table-cell table:style-name="ce3" table:formula="of:= [.G4] / 0.5291772" office:value-type="float" office:value="1.69338361516709">
            <text:p>1.69338361516709</text:p>
          </table:table-cell>
          <table:table-cell table:style-name="ce3" table:formula="of:= [.H4] / 0.5291772" office:value-type="float" office:value="0">
            <text:p>0</text:p>
          </table:table-cell>
          <table:table-cell/>
          <table:table-cell table:formula="of:= [.B4]*[.J4]" office:value-type="float" office:value="0.572063129326056">
            <text:p>0.572063129326056</text:p>
          </table:table-cell>
          <table:table-cell table:formula="of:= [.C4]*[.K4]" office:value-type="float" office:value="1.70676134572691">
            <text:p>1.70676134572691</text:p>
          </table:table-cell>
          <table:table-cell table:formula="of:= [.D4]*[.L4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 SUM([.B2:.B4])" office:value-type="float" office:value="32.0421">
            <text:p>32.0421</text:p>
          </table:table-cell>
          <table:table-cell table:style-name="ce3" table:number-columns-repeated="2"/>
          <table:table-cell table:number-columns-repeated="9"/>
          <table:table-cell table:formula="of:= SUM([.N2:.N4])" office:value-type="float" office:value="-39.9031804752737">
            <text:p>-39.9031804752737</text:p>
          </table:table-cell>
          <table:table-cell table:formula="of:= SUM([.O2:.O4])" office:value-type="float" office:value="1.70676134572691">
            <text:p>1.70676134572691</text:p>
          </table:table-cell>
          <table:table-cell table:formula="of:= SUM([.P2:.P4])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translated</text:p>
          </table:table-cell>
          <table:table-cell table:number-columns-repeated="3"/>
          <table:table-cell table:style-name="ce2" table:formula="of:= [.N5]/[.$B5]" office:value-type="float" office:value="-1.2453359946843">
            <text:p>-1.2453359946843</text:p>
          </table:table-cell>
          <table:table-cell table:style-name="ce2" table:formula="of:= [.O5]/[.$B5]" office:value-type="float" office:value="0.0532662136915781">
            <text:p>0.0532662136915781</text:p>
          </table:table-cell>
          <table:table-cell table:style-name="ce2" table:formula="of:= [.P5]/[.$B5]" office:value-type="float" office:value="0">
            <text:p>0</text:p>
          </table:table-cell>
        </table:table-row>
        <table:table-row table:style-name="ro1">
          <table:table-cell/>
          <table:table-cell table:formula="of:= [.B2] / 1000" office:value-type="float" office:value="0.0150348">
            <text:p>0.0150348</text:p>
          </table:table-cell>
          <table:table-cell table:formula="of:= [.C2] / 1000" office:value-type="float" office:value="0.0150348">
            <text:p>0.0150348</text:p>
          </table:table-cell>
          <table:table-cell table:formula="of:= [.D2] / 1000" office:value-type="float" office:value="0.0150348">
            <text:p>0.0150348</text:p>
          </table:table-cell>
          <table:table-cell table:number-columns-repeated="4"/>
          <table:table-cell table:formula="of:= [.B7]" office:value-type="float" office:value="0.0150348">
            <text:p>0.0150348</text:p>
          </table:table-cell>
          <table:table-cell table:style-name="ce5" table:formula="of:= [.J2] - [.N6]" office:value-type="float" office:value="-1.44676789792483">
            <text:p>-1.44676789792483</text:p>
          </table:table-cell>
          <table:table-cell table:style-name="ce5" table:formula="of:= [.K2] - [.O6]" office:value-type="float" office:value="-0.0532662136915781">
            <text:p>-0.0532662136915781</text:p>
          </table:table-cell>
          <table:table-cell table:style-name="ce5" table:formula="of:= [.L2] - [.P6]" office:value-type="float" office:value="0">
            <text:p>0</text:p>
          </table:table-cell>
          <table:table-cell/>
          <table:table-cell table:formula="of:= [.B7]*[.J7]" office:value-type="float" office:value="-0.0217518659917203">
            <text:p>-0.0217518659917203</text:p>
          </table:table-cell>
          <table:table-cell table:formula="of:= [.C7]*[.K7]" office:value-type="float" office:value="-0.000800846869610138">
            <text:p>-0.000800846869610138</text:p>
          </table:table-cell>
          <table:table-cell table:formula="of:= [.D7]*[.L7]" office:value-type="float" office:value="0">
            <text:p>0</text:p>
          </table:table-cell>
        </table:table-row>
        <table:table-row table:style-name="ro1">
          <table:table-cell/>
          <table:table-cell table:formula="of:= [.B3] / 1000" office:value-type="float" office:value="0.0159994">
            <text:p>0.0159994</text:p>
          </table:table-cell>
          <table:table-cell table:formula="of:= [.C3] / 1000" office:value-type="float" office:value="0.0159994">
            <text:p>0.0159994</text:p>
          </table:table-cell>
          <table:table-cell table:formula="of:= [.D3] / 1000" office:value-type="float" office:value="0.0159994">
            <text:p>0.0159994</text:p>
          </table:table-cell>
          <table:table-cell table:number-columns-repeated="4"/>
          <table:table-cell table:formula="of:= [.B8]" office:value-type="float" office:value="0.0159994">
            <text:p>0.0159994</text:p>
          </table:table-cell>
          <table:table-cell table:style-name="ce5" table:formula="of:= [.J3] - [.N6]" office:value-type="float" office:value="1.2453359946843">
            <text:p>1.2453359946843</text:p>
          </table:table-cell>
          <table:table-cell table:style-name="ce5" table:formula="of:= [.K3] - [.O6]" office:value-type="float" office:value="-0.0532662136915781">
            <text:p>-0.0532662136915781</text:p>
          </table:table-cell>
          <table:table-cell table:style-name="ce5" table:formula="of:= [.L3] - [.P6]" office:value-type="float" office:value="0">
            <text:p>0</text:p>
          </table:table-cell>
          <table:table-cell/>
          <table:table-cell table:formula="of:= [.B8]*[.J8]" office:value-type="float" office:value="0.0199246287133519">
            <text:p>0.0199246287133519</text:p>
          </table:table-cell>
          <table:table-cell table:formula="of:= [.C8]*[.K8]" office:value-type="float" office:value="-0.000852227459337034">
            <text:p>-0.000852227459337034</text:p>
          </table:table-cell>
          <table:table-cell table:formula="of:= [.D8]*[.L8]" office:value-type="float" office:value="0">
            <text:p>0</text:p>
          </table:table-cell>
        </table:table-row>
        <table:table-row table:style-name="ro1">
          <table:table-cell/>
          <table:table-cell table:formula="of:= [.B4] / 1000" office:value-type="float" office:value="0.0010079">
            <text:p>0.0010079</text:p>
          </table:table-cell>
          <table:table-cell table:formula="of:= [.C4] / 1000" office:value-type="float" office:value="0.0010079">
            <text:p>0.0010079</text:p>
          </table:table-cell>
          <table:table-cell table:formula="of:= [.D4] / 1000" office:value-type="float" office:value="0.0010079">
            <text:p>0.0010079</text:p>
          </table:table-cell>
          <table:table-cell table:number-columns-repeated="4"/>
          <table:table-cell table:formula="of:= [.B9]" office:value-type="float" office:value="0.0010079">
            <text:p>0.0010079</text:p>
          </table:table-cell>
          <table:table-cell table:style-name="ce5" table:formula="of:= [.J4] - [.N6]" office:value-type="float" office:value="1.81291524790987">
            <text:p>1.81291524790987</text:p>
          </table:table-cell>
          <table:table-cell table:style-name="ce5" table:formula="of:= [.K4] - [.O6]" office:value-type="float" office:value="1.64011740147552">
            <text:p>1.64011740147552</text:p>
          </table:table-cell>
          <table:table-cell table:style-name="ce5" table:formula="of:= [.L4] - [.P6]" office:value-type="float" office:value="0">
            <text:p>0</text:p>
          </table:table-cell>
          <table:table-cell/>
          <table:table-cell table:formula="of:= [.B9]*[.J9]" office:value-type="float" office:value="0.00182723727836836">
            <text:p>0.00182723727836836</text:p>
          </table:table-cell>
          <table:table-cell table:formula="of:= [.C9]*[.K9]" office:value-type="float" office:value="0.00165307432894717">
            <text:p>0.00165307432894717</text:p>
          </table:table-cell>
          <table:table-cell table:formula="of:= [.D9]*[.L9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 SUM([.B7:.B9])" office:value-type="float" office:value="0.0320421">
            <text:p>0.0320421</text:p>
          </table:table-cell>
          <table:table-cell table:number-columns-repeated="11"/>
          <table:table-cell table:formula="of:= SUM([.N7:.N9])" office:value-type="float" office:value="0">
            <text:p>0</text:p>
          </table:table-cell>
          <table:table-cell table:formula="of:= SUM([.O7:.O9])" office:value-type="float" office:value="0">
            <text:p>0</text:p>
          </table:table-cell>
          <table:table-cell table:formula="of:= SUM([.P7:.P9])" office:value-type="float" office:value="0">
            <text:p>0</text:p>
          </table:table-cell>
        </table:table-row>
        <table:table-row table:style-name="ro1">
          <table:table-cell table:number-columns-repeated="9"/>
          <table:table-cell table:style-name="ce6" table:formula="of:= [.I7]*([.K7]*[.K7] + [.L7]*[.L7]) + [.I8]*([.K8]*[.K8] + [.L8]*[.L8]) + [.I9]*([.K9]*[.K9] + [.L9]*[.L9])" office:value-type="float" office:value="0.00279928898329248">
            <text:p>0.00279928898329248</text:p>
          </table:table-cell>
          <table:table-cell table:style-name="ce2" table:formula="of:= -([.I7]*[.J7]*[.K7] + [.I8]*[.J8]*[.K8] + [.I9]*[.J9]*[.K9])" office:value-type="float" office:value="-0.00309421366821149">
            <text:p>-0.00309421366821149</text:p>
          </table:table-cell>
          <table:table-cell table:style-name="ce7" table:formula="of:= -([.I7]*[.J7]*[.L7] + [.I8]*[.J8]*[.L8] + [.I9]*[.J9]*[.L9])" office:value-type="float" office:value="-0">
            <text:p>0</text:p>
          </table:table-cell>
          <table:table-cell/>
          <table:table-cell table:style-name="ce2" table:formula="of:= [.N10]/[.$B10]" office:value-type="float" office:value="0">
            <text:p>0</text:p>
          </table:table-cell>
          <table:table-cell table:style-name="ce2" table:formula="of:= [.O10]/[.$B10]" office:value-type="float" office:value="0">
            <text:p>0</text:p>
          </table:table-cell>
          <table:table-cell table:style-name="ce2" table:formula="of:= [.P10]/[.$B10]" office:value-type="float" office:value="0">
            <text:p>0</text:p>
          </table:table-cell>
        </table:table-row>
        <table:table-row table:style-name="ro1">
          <table:table-cell table:number-columns-repeated="9"/>
          <table:table-cell table:style-name="ce2" table:formula="of:= -([.I7]*[.J7]*[.K7] + [.I8]*[.J8]*[.K8] + [.I9]*[.J9]*[.K9])" office:value-type="float" office:value="-0.00309421366821149">
            <text:p>-0.00309421366821149</text:p>
          </table:table-cell>
          <table:table-cell table:style-name="ce8" table:formula="of:= [.I7]*([.J7]*[.J7] + [.L7]*[.L7]) + [.I8]*([.J8]*[.J8] + [.L8]*[.L8]) + [.I9]*([.J9]*[.J9] + [.L9]*[.L9])" office:value-type="float" office:value="0.0595953850777446">
            <text:p>0.0595953850777446</text:p>
          </table:table-cell>
          <table:table-cell table:style-name="ce2" table:formula="of:= -([.I7]*[.K7]*[.L7] + [.I8]*[.K8]*[.L8] + [.I9]*[.K9]*[.L9])" office:value-type="float" office:value="-0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7" table:formula="of:= -([.I7]*[.J7]*[.L7] + [.I8]*[.J8]*[.L8] + [.I9]*[.J9]*[.L9])" office:value-type="float" office:value="-0">
            <text:p>0</text:p>
          </table:table-cell>
          <table:table-cell table:style-name="ce7" table:formula="of:= -([.I7]*[.K7]*[.L7] + [.I8]*[.K8]*[.L8] + [.I9]*[.K9]*[.L9])" office:value-type="float" office:value="-0">
            <text:p>0</text:p>
          </table:table-cell>
          <table:table-cell table:style-name="ce8" table:formula="of:= [.I7]*([.J7]*[.J7] + [.K7]*[.K7]) + [.I8]*([.J8]*[.J8] + [.K8]*[.K8]) + [.I9]*([.J9]*[.J9] + [.K9]*[.K9])" office:value-type="float" office:value="0.0623946740610371">
            <text:p>0.0623946740610371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2-11-2010</text:date>, <text:time>17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0-06-17T18:23:08</meta:creation-date>
    <dc:date>2010-11-22T17:08:18</dc:date>
    <dc:creator>Martin Horsch</dc:creator>
    <meta:editing-duration>PT01H17M53S</meta:editing-duration>
    <meta:editing-cycles>12</meta:editing-cycles>
    <meta:generator>OpenOffice.org/3.2$Linux OpenOffice.org_project/320m12$Build-9483</meta:generator>
    <meta:document-statistic meta:table-count="3" meta:cell-count="97" meta:object-count="0"/>
  </office:meta>
</office:document-meta>
</file>